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7ac" officeooo:paragraph-rsid="000607ac"/>
    </style:style>
    <style:style style:name="P2" style:family="paragraph" style:parent-style-name="Standard">
      <style:text-properties officeooo:rsid="0006f3b7" officeooo:paragraph-rsid="0006f3b7"/>
    </style:style>
    <style:style style:name="P3" style:family="paragraph" style:parent-style-name="Standard">
      <style:text-properties officeooo:rsid="0008c447" officeooo:paragraph-rsid="0008c447"/>
    </style:style>
    <style:style style:name="P4" style:family="paragraph" style:parent-style-name="Standard">
      <style:text-properties officeooo:rsid="00096a0c" officeooo:paragraph-rsid="00096a0c"/>
    </style:style>
    <style:style style:name="P5" style:family="paragraph" style:parent-style-name="Standard">
      <style:text-properties officeooo:rsid="000a23fe" officeooo:paragraph-rsid="000a23fe"/>
    </style:style>
    <style:style style:name="P6" style:family="paragraph" style:parent-style-name="Standard">
      <style:text-properties officeooo:rsid="000abff5" officeooo:paragraph-rsid="000abff5"/>
    </style:style>
    <style:style style:name="P7" style:family="paragraph" style:parent-style-name="Standard">
      <style:text-properties officeooo:rsid="000cdd27" officeooo:paragraph-rsid="000cdd27"/>
    </style:style>
    <style:style style:name="P8" style:family="paragraph" style:parent-style-name="Standard">
      <style:text-properties officeooo:rsid="000e1a6a" officeooo:paragraph-rsid="000e1a6a"/>
    </style:style>
    <style:style style:name="T1" style:family="text">
      <style:text-properties officeooo:rsid="0006f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inha de LCM</text:p>
      <text:p text:style-name="P1"/>
      <text:p text:style-name="P1">Aços tem menos de 2,1% de carbono em sua composição</text:p>
      <text:p text:style-name="P1"/>
      <text:p text:style-name="P1">Fases → austenita(CFC);ferrita(CCC);cementita(ortorrombica)</text:p>
      <text:p text:style-name="P1"/>
      <text:p text:style-name="P1"/>
      <text:p text:style-name="P1">Aço eutetoide → aço com 0,8% de C</text:p>
      <text:p text:style-name="P1">Microestrutura→ colonias de perlita em aços (marca impressao digital)</text:p>
      <text:p text:style-name="P1">austenita → perlita(ferrita + cementita)</text:p>
      <text:p text:style-name="P1"/>
      <text:p text:style-name="P1">Aço hipoeutetoide → Aço com taxa de C menor que 0,8%</text:p>
      <text:p text:style-name="P1">Microestrutura → <text:span text:style-name="T1">Colonias de perlita envolvidas por graos de ferrita(marcas de impressao digital com contornos de grao mais grossos que o comum)</text:span></text:p>
      <text:p text:style-name="P1"/>
      <text:p text:style-name="P2">Existe um outro microcostituinte dos aços que é a bainita , ela se forma em temperaturas inferiores a da perlita e constitui-se de finos agragados de placas ou agulhas de ferrita com particulas de Fe3C</text:p>
      <text:p text:style-name="P3">Tem uma aparencia meio hashurada e asperosa</text:p>
      <text:p text:style-name="P3"/>
      <text:p text:style-name="P3">Martesinta</text:p>
      <text:p text:style-name="P3">Reação promovida pelo cisalhamento de planos atomicos em temperaturas onde a difusão é menor ,constitui-se de finas placas de ferrita supersaturada de carbono (tetragonal),mesmo aspecto da bainita ,mas ela parece ter contorno poligonais como em jogos de PS1.</text:p>
      <text:p text:style-name="P3"/>
      <text:p text:style-name="P4">TUBO API 5L X80</text:p>
      <text:p text:style-name="P4"/>
      <text:p text:style-name="P4">Tubo altamente usado para dutos <text:s/>de petróleo e gás </text:p>
      <text:p text:style-name="P5">API SL→ Norma (utiliza o processo tradicional de laminação controlada,gerando uma microestrutura final ferrítica com graos refinados e precipitados de austenitica-martensita,podendo conter uma pequena quantidade de perlita</text:p>
      <text:p text:style-name="P5">x80→ grau de resistencia </text:p>
      <text:p text:style-name="P6"/>
      <text:p text:style-name="P6">PROCESSOS DE CURVAMENTO </text:p>
      <text:p text:style-name="P6"/>
      <text:p text:style-name="P6">Processo Uoe</text:p>
      <text:p text:style-name="P6">Pegar imagens e videos </text:p>
      <text:p text:style-name="P6"/>
      <text:p text:style-name="P7">Existem alguns passos que devem ser brevemente explicados ,mas esse artigo ele se baseia somente no processo de curvamento por indução </text:p>
      <text:p text:style-name="P8">Que podem ser dois: curvamento a quente e curvamento a frio, e entre esses dois ,existem duas diferenças ,que é o tempo que se tem para o aquecimento e o resfriamento do tubo 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3:02:02.451979209</meta:creation-date>
    <dc:date>2017-04-17T05:11:51.815205276</dc:date>
    <meta:editing-duration>PT8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60" meta:character-count="1657" meta:non-whitespace-character-count="1412"/>
  </office:meta>
</office:document-meta>
</file>